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2000001DAC53FAD14D6E1677C.png" manifest:media-type="image/png"/>
  <manifest:file-entry manifest:full-path="Pictures/100000000000020E00000280BA9CEE826144FE91.png" manifest:media-type="image/png"/>
  <manifest:file-entry manifest:full-path="Pictures/10000000000002050000027AC46DF2FFD97E0D31.png" manifest:media-type="image/png"/>
  <manifest:file-entry manifest:full-path="Pictures/10000000000001F6000002742080F8AAC6E2CBD4.png" manifest:media-type="image/png"/>
  <manifest:file-entry manifest:full-path="Pictures/10000000000001F60000027CC9621CA5D44D7C3E.png" manifest:media-type="image/png"/>
  <manifest:file-entry manifest:full-path="Pictures/10000000000001EA0000022EA512A4249AED9CB0.png" manifest:media-type="image/png"/>
  <manifest:file-entry manifest:full-path="Pictures/1000000000000200000002323AD5515432EFE2C9.png" manifest:media-type="image/png"/>
  <manifest:file-entry manifest:full-path="Pictures/10000000000001FE0000027AA638BF1398CD38A9.png" manifest:media-type="image/png"/>
  <manifest:file-entry manifest:full-path="Pictures/10000000000001F10000024CBC2583995EF844C5.png" manifest:media-type="image/png"/>
  <manifest:file-entry manifest:full-path="Pictures/100000000000018A0000025676C65888E0384C94.png" manifest:media-type="image/png"/>
  <manifest:file-entry manifest:full-path="Pictures/1000000000000128000001EDC6C664878196B18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1db33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officeooo:paragraph-rsid="0011db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2.575cm" svg:y="0cm" svg:width="12.831cm" svg:height="14.612cm" draw:z-index="0"><draw:image xlink:href="Pictures/10000000000001EA0000022EA512A4249AED9CB0.png" xlink:type="simple" xlink:show="embed" xlink:actuate="onLoad"/></draw:frame></text:p>
      <text:p text:style-name="Standard"/>
      <text:p text:style-name="Standard"/>
      <text:p text:style-name="Standard"/>
      <text:p text:style-name="P2"><draw:frame draw:style-name="fr2" draw:name="Imagen2" text:anchor-type="paragraph" svg:width="13.145cm" svg:height="16.445cm" draw:z-index="1"><draw:image xlink:href="Pictures/10000000000001F6000002742080F8AAC6E2CBD4.png" xlink:type="simple" xlink:show="embed" xlink:actuate="onLoad"/></draw:frame></text:p>
      <text:p text:style-name="Standard"/>
      <text:p text:style-name="P2"><draw:frame draw:style-name="fr2" draw:name="Imagen3" text:anchor-type="paragraph" svg:width="13.774cm" svg:height="16.759cm" draw:z-index="2"><draw:image xlink:href="Pictures/100000000000020E00000280BA9CEE826144FE91.png" xlink:type="simple" xlink:show="embed" xlink:actuate="onLoad"/></draw:frame></text:p>
      <text:p text:style-name="Standard"/>
      <text:p text:style-name="Standard"/>
      <text:p text:style-name="P3"><draw:frame draw:style-name="fr2" draw:name="Imagen4" text:anchor-type="paragraph" svg:width="13.538cm" svg:height="16.602cm" draw:z-index="3"><draw:image xlink:href="Pictures/10000000000002050000027AC46DF2FFD97E0D3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5" text:anchor-type="paragraph" svg:width="13.145cm" svg:height="16.655cm" draw:z-index="4"><draw:image xlink:href="Pictures/10000000000001F60000027CC9621CA5D44D7C3E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6" text:anchor-type="paragraph" svg:width="13.354cm" svg:height="16.602cm" draw:z-index="5"><draw:image xlink:href="Pictures/10000000000001FE0000027AA638BF1398CD38A9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7" text:anchor-type="paragraph" svg:width="13.407cm" svg:height="14.716cm" draw:z-index="6"><draw:image xlink:href="Pictures/1000000000000200000002323AD5515432EFE2C9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8" text:anchor-type="paragraph" svg:width="13.014cm" svg:height="15.397cm" draw:z-index="7"><draw:image xlink:href="Pictures/10000000000001F10000024CBC2583995EF844C5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9" text:anchor-type="paragraph" svg:width="10.317cm" svg:height="15.66cm" draw:z-index="8"><draw:image xlink:href="Pictures/100000000000018A0000025676C65888E0384C94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10" text:anchor-type="paragraph" svg:width="7.751cm" svg:height="12.91cm" draw:z-index="9"><draw:image xlink:href="Pictures/1000000000000128000001EDC6C664878196B186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11" text:anchor-type="paragraph" svg:width="7.594cm" svg:height="12.412cm" draw:z-index="10"><draw:image xlink:href="Pictures/1000000000000122000001DAC53FAD14D6E1677C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0:10:36.522462408</meta:creation-date>
    <dc:date>2017-02-14T10:19:48.486113425</dc:date>
    <meta:editing-duration>PT9M13S</meta:editing-duration>
    <meta:editing-cycles>1</meta:editing-cycles>
    <meta:document-statistic meta:table-count="0" meta:image-count="11" meta:object-count="0" meta:page-count="11" meta:paragraph-count="0" meta:word-count="0" meta:character-count="0" meta:non-whitespace-character-count="0"/>
    <meta:generator>LibreOffice/5.1.4.2$Linux_X86_64 LibreOffice_project/10m0$Build-2</meta:generator>
  </office:meta>
</office:document-meta>
</file>